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00000002048869A1322DCF4FE.png" manifest:media-type="image/png"/>
  <manifest:file-entry manifest:full-path="Pictures/100002010000002000000020740625C5F487AF40.png" manifest:media-type="image/png"/>
  <manifest:file-entry manifest:full-path="Pictures/100002010000002000000020CEFCA8E0A8186EC9.png" manifest:media-type="image/png"/>
  <manifest:file-entry manifest:full-path="Pictures/1000020100000020000000209AB7A313EC755C6A.png" manifest:media-type="image/png"/>
  <manifest:file-entry manifest:full-path="Pictures/100002010000002000000020325A78B3916D590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Yanone Kaffeesatz Bold" svg:font-family="'Yanone Kaffeesatz Bold'" style:font-adornments="Gras" style:font-family-generic="modern" style:font-pitch="variable"/>
    <style:font-face style:name="Yanone Kaffeesatz Light" svg:font-family="'Yanone Kaffeesatz Light'" style:font-adornments="Maigre" style:font-family-generic="modern" style:font-pitch="variable"/>
    <style:font-face style:name="Yanone Kaffeesatz Regular" svg:font-family="'Yanone Kaffeesatz Regular'" style:font-adornments="Normal" style:font-family-generic="modern" style:font-pitch="variable"/>
    <style:font-face style:name="Arial1" svg:font-family="Arial"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top="0cm" fo:margin-bottom="0cm" table:align="left"/>
    </style:style>
    <style:style style:name="Tableau2.A" style:family="table-column">
      <style:table-column-properties style:column-width="4.161cm"/>
    </style:style>
    <style:style style:name="Tableau2.B" style:family="table-column">
      <style:table-column-properties style:column-width="1.468cm"/>
    </style:style>
    <style:style style:name="Tableau2.C" style:family="table-column">
      <style:table-column-properties style:column-width="11.384cm"/>
    </style:style>
    <style:style style:name="Tableau2.A1" style:family="table-cell">
      <style:table-cell-properties fo:padding="0.097cm" fo:border-left="none" fo:border-right="none" fo:border-top="none" fo:border-bottom="1pt solid #000000"/>
    </style:style>
    <style:style style:name="Tableau2.A2" style:family="table-cell">
      <style:table-cell-properties fo:padding="0.097cm" fo:border="none"/>
    </style:style>
    <style:style style:name="P1" style:family="paragraph" style:parent-style-name="Table_20_Contents">
      <style:paragraph-properties fo:text-align="justify" style:justify-single-word="false"/>
      <style:text-properties style:font-size-asian="10.5pt"/>
    </style:style>
    <style:style style:name="P2" style:family="paragraph" style:parent-style-name="Table_20_Contents">
      <style:paragraph-properties fo:text-align="center"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center" style:justify-single-word="false"/>
      <style:text-properties fo:font-weight="bold" style:font-size-asian="10.5pt" style:font-weight-asian="bold" style:font-weight-complex="bold"/>
    </style:style>
    <style:style style:name="P5" style:family="paragraph" style:parent-style-name="Paragraphe">
      <style:paragraph-properties fo:break-before="page"/>
    </style:style>
    <style:style style:name="P6" style:family="paragraph" style:parent-style-name="Heading_20_2" style:master-page-name="Standard">
      <style:paragraph-properties style:page-number="auto"/>
    </style:style>
    <style:style style:name="P7" style:family="paragraph" style:parent-style-name="Paragraphe" style:list-style-nam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125c4f"/>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Cadre_5f_Conseil">
      <style:graphic-properties style:horizontal-pos="from-left" style:horizontal-rel="paragraph-start-margin"/>
    </style:style>
    <style:style style:name="fr3" style:family="graphic" style:parent-style-name="Frame">
      <style:graphic-properties fo:margin-left="0cm" fo:margin-right="0cm" fo:margin-top="0.4cm" fo:margin-bottom="0.4cm" style:wrap="none" style:vertical-pos="top" style:vertical-rel="paragraph-content" style:horizontal-pos="from-left" style:horizontal-rel="paragraph" fo:padding="0.049cm" fo:border="0.26pt solid #000000" style:shadow="none" draw:shadow-opacity="100%"/>
    </style:style>
    <style:style style:name="fr4" style:family="graphic" style:parent-style-name="Cadre_5f_Aide">
      <style:graphic-properties style:vertical-pos="top" style:vertical-rel="paragraph-content" style:horizontal-pos="from-left" style:horizontal-rel="paragraph"/>
    </style:style>
    <style:style style:name="fr5" style:family="graphic" style:parent-style-name="Cadre_5f_Attention">
      <style:graphic-properties style:horizontal-pos="from-left" style:horizontal-rel="paragraph-start-marg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escription Générale</text:h>
      <text:h text:style-name="Heading_20_3" text:outline-level="3">Acteurs et Fonctions</text:h>
      <text:p text:style-name="Paragraphe">Le premier pas consiste à analyser le problème pour trouver les «<text:span text:style-name="T2"> acteurs </text:span>» du système à modéliser, c’est à dire les entités externes, humaines ou non, amenées à interagir avec lui.</text:p>
      <text:h text:style-name="Heading_20_4" text:outline-level="4">Méthode Suggérée</text:h>
      <text:p text:style-name="Paragraphe">Inventoriez dans une table les besoins fonctionnels du système, et pour cela dressez une liste de «<text:span text:style-name="T2"> qui a besoin de faire quoi </text:span>». Vous réserverez une colonne au centre pour indiquer si les acteurs ainsi identifiés sont <text:span text:style-name="T2">a priori</text:span> principaux (P) ou secondaires (S).</text:p>
      <text:p text:style-name="Paragraphe"><draw:frame draw:style-name="fr1" draw:name="Cadre2" text:anchor-type="paragraph" svg:x="1.199cm" svg:y="0.199cm" svg:width="15cm" draw:z-index="1"><draw:text-box fo:min-height="0.75cm"><table:table table:name="Tableau2" table:style-name="Tableau2"><table:table-column table:style-name="Tableau2.A"/><table:table-column table:style-name="Tableau2.B"/><table:table-column table:style-name="Tableau2.C"/><table:table-row><table:table-cell table:style-name="Tableau2.A1" office:value-type="string"><text:p text:style-name="P3">Acteur</text:p></table:table-cell><table:table-cell table:style-name="Tableau2.A1" office:value-type="string"><text:p text:style-name="P4">Type</text:p></table:table-cell><table:table-cell table:style-name="Tableau2.A1" office:value-type="string"><text:p text:style-name="P3">Besoin Fonctionnel</text:p></table:table-cell></table:table-row><table:table-row><table:table-cell table:style-name="Tableau2.A2" office:value-type="string"><text:p text:style-name="P1"/></table:table-cell><table:table-cell table:style-name="Tableau2.A2" office:value-type="string"><text:p text:style-name="P2"/></table:table-cell><table:table-cell table:style-name="Tableau2.A2" office:value-type="string"><text:p text:style-name="P1">- </text:p><text:p text:style-name="P1">- </text:p></table:table-cell></table:table-row><table:table-row><table:table-cell table:style-name="Tableau2.A2" office:value-type="string"><text:p text:style-name="P1"/></table:table-cell><table:table-cell table:style-name="Tableau2.A2" office:value-type="string"><text:p text:style-name="P2"/></table:table-cell><table:table-cell table:style-name="Tableau2.A2" office:value-type="string"><text:p text:style-name="P1">- </text:p><text:p text:style-name="P1">- </text:p></table:table-cell></table:table-row></table:table><text:p text:style-name="Paragraphe"/></draw:text-box></draw:frame>Le plus important dans cette étape est de bien couvrir la totalité des besoins fonctionnels du système à modéliser.</text:p>
      <text:h text:style-name="Heading_20_4" text:outline-level="4"><draw:frame draw:style-name="fr2" draw:name="Cadre4" text:anchor-type="paragraph" svg:x="1.199cm" svg:width="15cm" draw:z-index="2"><draw:text-box fo:min-height="2cm"><text:p text:style-name="Cadre_5f_Titre">Conseils</text:p><text:p text:style-name="Cadre_5f_Paragraphe">Formulez vos fonctions de façon simple et concise, employez de préférence des verbes à l’infinitif. Restez également concret et gardez à l’esprit qu’il s’agît d’inventorier des fonctions destinées à être réalisées par un système.</text:p></draw:text-box></draw:frame>Commentaires</text:h>
      <text:p text:style-name="Paragraphe">Justifiez ici le fait que certains acteurs sont à coup sûr principaux car il ne fait aucun doute qu’ils devront interagir avec le système, c’est à dire qu’ils vont le manipuler pour réaliser une fonction dont ils attendront un résultat. </text:p>
      <text:p text:style-name="Paragraphe">Justifiez à l’inverse le fait que d’autres acteurs seront secondaires car ils ne feront que recevoir de l’information. </text:p>
      <text:p text:style-name="Paragraphe">Arbitrez enfin, en justifiant avec soin vos décisions, les situations moins tranchées. Pensez à rester au plus près du texte d’énoncé qui vous a été soumis.</text:p>
      <text:h text:style-name="Heading_20_3" text:outline-level="3">Examen des Cas d’Utilisation</text:h>
      <text:h text:style-name="Heading_20_4" text:outline-level="4">Élaboration du Diagramme</text:h>
      <text:p text:style-name="Paragraphe">A partir de l’inventaire des fonctions établi précédemment, élaborez un diagramme UML des cas d’utilisation. Commencez par un diagramme de premier niveau sans chercher à trop détailler.</text:p>
      <text:p text:style-name="Paragraphe"><draw:frame draw:style-name="fr3" draw:name="Cadre1" text:anchor-type="paragraph" svg:x="1.199cm" svg:width="15cm" draw:z-index="0"><draw:text-box fo:min-height="1cm"><text:p text:style-name="Caption"><text:span text:style-name="T3">Figure:</text:span> <text:tab/>Diagramme des Cas d'Utilisation.</text:p></draw:text-box></draw:frame>Une des difficultés de cet exercice est justement de ne pas tomber dans l’excès de détails. </text:p>
      <text:p text:style-name="P5">Faites un diagramme simple ne dépassant pas un nombre raisonnable de cas d’utilisation (disons 10 juste pour fixer les idées), quitte à revenir plus tard sur les cas d’utilisation plus complexes dans un diagramme séparé. Il faut chercher à produire un diagramme efficace et ne pas vouloir être perfectionniste dès la première version car il y aura à itérer.</text:p>
      <text:h text:style-name="Heading_20_4" text:outline-level="4"><draw:frame draw:style-name="fr4" draw:name="Cadre10" text:anchor-type="paragraph" svg:x="1.199cm" svg:width="15cm" draw:z-index="3"><draw:text-box fo:min-height="2cm"><text:p text:style-name="Cadre_5f_Titre">Conseils</text:p><text:p text:style-name="Cadre_5f_Paragraphe">Une bonne règle consiste à considérer qu’un cas d’utilisation doit concerner une seule fonction, un seul service, à exécuter par un seul acteur principal. Cette règle n’est pas toutefois une obligation absolue.</text:p><text:p text:style-name="Cadre_5f_Paragraphe">De plus, dans le cas de problèmes académiques (volontairement « simples et restreints », vous serez confronté à des problèmes faisant intervenir uniquement un ou deux acteurs et un ou deux cas d'utilisation.</text:p></draw:text-box></draw:frame>Commentaires</text:h>
      <text:p text:style-name="Paragraphe">Expliquez en quoi votre diagramme des cas d’utilisation est utile à la compréhension du problème que vous avez à traiter. Permet-il de mettre en lumière des groupes de fonctions, de les associer à des acteurs et/ou à des catégories de données ?</text:p>
      <text:h text:style-name="Heading_20_4" text:outline-level="4">Arbitrages</text:h>
      <text:p text:style-name="Paragraphe">Aucune solution n’est unique, et vous avez probablement arbitré entre plusieurs approches qui vous paraissaient toutes présenter leurs avantages et leurs inconvénients. </text:p>
      <text:p text:style-name="Paragraphe">Commentez ici vos arbitrages les plus significatifs, ils permettront à votre lecteur de mieux appréhender le fil de votre approche du problème. Ces notes vous seront également utiles pour clarifier vos propres idées et maintenir une cohérence de vue tout au long du dossier.</text:p>
      <text:p text:style-name="Paragraphe"><draw:frame draw:style-name="fr5" draw:name="Cadre11" text:anchor-type="paragraph" svg:x="1.199cm" svg:width="15cm" draw:z-index="4"><draw:text-box fo:min-height="2cm"><text:p text:style-name="Cadre_5f_Titre">Attention</text:p><text:p text:style-name="Cadre_5f_Paragraphe">Le fait que plusieurs solutions soient possibles n’implique pas qu’elles soient toutes équivalentes. En évoquant d’autres approches possibles, et les motifs de vos arbitrages, vous avez la possibilité de montrer en quoi votre solution est celle qui répond le mieux au problème posé. </text:p></draw:text-box></draw:frame></text:p>
      <text:h text:style-name="P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Yanone Kaffeesatz Bold" svg:font-family="'Yanone Kaffeesatz Bold'" style:font-adornments="Gras" style:font-family-generic="modern" style:font-pitch="variable"/>
    <style:font-face style:name="Yanone Kaffeesatz Light" svg:font-family="'Yanone Kaffeesatz Light'" style:font-adornments="Maigre" style:font-family-generic="modern" style:font-pitch="variable"/>
    <style:font-face style:name="Yanone Kaffeesatz Regular" svg:font-family="'Yanone Kaffeesatz Regular'" style:font-adornments="Normal" style:font-family-generic="modern" style:font-pitch="variable"/>
    <style:font-face style:name="Arial1" svg:font-family="Arial"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02000000020CEFCA8E0A8186EC9.png" xlink:type="simple" xlink:show="embed" xlink:actuate="onLoad"/>
    <draw:fill-image draw:name="Bitmap_20_2" draw:display-name="Bitmap 2" xlink:href="Pictures/100002010000002000000020740625C5F487AF40.png" xlink:type="simple" xlink:show="embed" xlink:actuate="onLoad"/>
    <draw:fill-image draw:name="Bitmap_20_3" draw:display-name="Bitmap 3" xlink:href="Pictures/1000020100000020000000209AB7A313EC755C6A.png" xlink:type="simple" xlink:show="embed" xlink:actuate="onLoad"/>
    <draw:fill-image draw:name="Bitmap_20_4" draw:display-name="Bitmap 4" xlink:href="Pictures/10000201000000200000002048869A1322DCF4FE.png" xlink:type="simple" xlink:show="embed" xlink:actuate="onLoad"/>
    <draw:fill-image draw:name="Bitmap_20_5" draw:display-name="Bitmap 5" xlink:href="Pictures/100002010000002000000020325A78B3916D5905.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Arial" fo:font-size="11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left="1.6cm" fo:margin-right="0cm" fo:margin-top="0.21cm" fo:margin-bottom="0cm" loext:contextual-spacing="false" fo:text-align="justify" style:justify-single-word="false" fo:text-indent="-1.6cm" style:auto-text-indent="fals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Paragraphe" style:default-outline-level="3" style:class="text">
      <style:paragraph-properties fo:margin-left="0.6cm" fo:margin-right="0cm" fo:text-indent="0cm" style:auto-text-indent="false"/>
      <style:text-properties style:font-name="Yanone Kaffeesatz Bold" fo:font-family="'Yanone Kaffeesatz Bold'" style:font-style-name="Gras" style:font-family-generic="modern" style:font-pitch="variable" fo:font-size="18pt" fo:font-weight="bold" style:font-size-asian="14pt" style:font-weight-asian="bold" style:font-size-complex="14pt" style:font-weight-complex="bold"/>
    </style:style>
    <style:style style:name="Heading_20_1" style:display-name="Heading 1" style:family="paragraph" style:parent-style-name="Heading" style:next-style-name="Paragraphe" style:default-outline-level="1" style:class="text">
      <style:paragraph-properties fo:margin-left="0.6cm" fo:margin-right="0cm" fo:text-indent="0cm" style:auto-text-indent="false"/>
      <style:text-properties style:font-name="Yanone Kaffeesatz Bold" fo:font-family="'Yanone Kaffeesatz Bold'" style:font-style-name="Gras" style:font-family-generic="modern" style:font-pitch="variable" fo:font-size="24pt" fo:font-weight="bold" style:font-size-asian="115%" style:font-weight-asian="bold" style:font-size-complex="115%" style:font-weight-complex="bold"/>
    </style:style>
    <style:style style:name="Heading_20_2" style:display-name="Heading 2" style:family="paragraph" style:parent-style-name="Heading" style:next-style-name="Paragraphe" style:default-outline-level="2" style:class="text">
      <style:paragraph-properties fo:margin-left="0.6cm" fo:margin-right="0cm" fo:text-indent="0cm" style:auto-text-indent="false"/>
      <style:text-properties style:font-name="Yanone Kaffeesatz Regular" fo:font-family="'Yanone Kaffeesatz Regular'" style:font-style-name="Normal" style:font-family-generic="modern" style:font-pitch="variable" fo:font-size="24pt" fo:font-style="normal"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Paragraphe" style:default-outline-level="4" style:class="text">
      <style:paragraph-properties fo:margin-left="0.6cm" fo:margin-right="0cm" fo:text-indent="0cm" style:auto-text-indent="false"/>
      <style:text-properties style:font-name="Yanone Kaffeesatz Regular" fo:font-family="'Yanone Kaffeesatz Regular'" style:font-style-name="Normal" style:font-family-generic="modern" style:font-pitch="variable" fo:font-size="16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0.5pt" fo:font-style="normal"/>
    </style:style>
    <style:style style:name="Header" style:family="paragraph" style:parent-style-name="Standard" style:class="extra">
      <style:paragraph-properties fo:padding="0cm" fo:border-left="none" fo:border-right="none" fo:border-top="none" fo:border-bottom="0.26pt solid #000000" style:shadow="none" text:number-lines="false" text:line-number="0">
        <style:tab-stops>
          <style:tab-stop style:position="8.124cm" style:type="center"/>
          <style:tab-stop style:position="16.251cm" style:type="right"/>
        </style:tab-stops>
      </style:paragraph-properties>
      <style:text-properties fo:font-size="9pt" style:font-size-asian="10.5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Footer" style:family="paragraph" style:parent-style-name="Standard" style:class="extra">
      <style:paragraph-properties fo:padding="0cm" fo:border-left="none" fo:border-right="none" fo:border-top="0.26pt solid #000000" fo:border-bottom="none" style:shadow="none" text:number-lines="false" text:line-number="0">
        <style:tab-stops>
          <style:tab-stop style:position="8.124cm" style:type="center"/>
          <style:tab-stop style:position="16.251cm" style:type="right"/>
        </style:tab-stops>
      </style:paragraph-properties>
      <style:text-properties fo:font-size="9pt" style:font-size-asian="10.5pt"/>
    </style:style>
    <style:style style:name="Heading_20_5" style:display-name="Heading 5" style:family="paragraph" style:parent-style-name="Heading" style:next-style-name="Paragraphe" style:default-outline-level="5" style:class="text">
      <style:paragraph-properties fo:margin-left="0.6cm" fo:margin-right="0cm" fo:text-indent="0cm" style:auto-text-indent="false" fo:padding="0cm" fo:border-left="none" fo:border-right="none" fo:border-top="none" fo:border-bottom="0.26pt solid #000000" style:shadow="none"/>
      <style:text-properties style:font-name="Yanone Kaffeesatz Bold" fo:font-family="'Yanone Kaffeesatz Bold'" style:font-style-name="Gras" style:font-family-generic="modern" style:font-pitch="variable" fo:font-size="14pt" fo:font-weight="bold" style:font-size-asian="85%" style:font-weight-asian="bold" style:font-size-complex="85%" style:font-weight-complex="bold"/>
    </style:style>
    <style:style style:name="Heading_20_6" style:display-name="Heading 6" style:family="paragraph" style:parent-style-name="Heading" style:next-style-name="Paragraphe" style:default-outline-level="6" style:class="text">
      <style:paragraph-properties fo:margin-left="0.6cm" fo:margin-right="0cm" fo:text-indent="0cm" style:auto-text-indent="false" fo:padding="0cm" fo:border="none" style:shadow="none"/>
      <style:text-properties style:font-name="Yanone Kaffeesatz Light" fo:font-family="'Yanone Kaffeesatz Light'" style:font-style-name="Maigre" style:font-family-generic="modern" style:font-pitch="variable" fo:font-size="14pt" fo:font-style="normal" fo:font-weight="250" style:font-size-asian="75%" style:font-weight-asian="bold" style:font-size-complex="75%" style:font-weight-complex="bold"/>
    </style:style>
    <style:style style:name="Cadre_5f_Paragraphe" style:display-name="Cadre_Paragraphe" style:family="paragraph" style:parent-style-name="Frame_20_contents">
      <loext:graphic-properties draw:fill="none" draw:fill-color="#99ccff"/>
      <style:paragraph-properties fo:margin-left="1.401cm" fo:margin-right="1cm" fo:margin-top="0cm" fo:margin-bottom="0cm" loext:contextual-spacing="false" fo:text-align="justify" style:justify-single-word="false" fo:text-indent="0cm" style:auto-text-indent="false" fo:background-color="transparent"/>
      <style:text-properties fo:font-size="10.5pt" fo:font-style="normal" style:font-size-asian="10.5pt"/>
    </style:style>
    <style:style style:name="Cadre_5f_Titre" style:display-name="Cadre_Titre" style:family="paragraph" style:parent-style-name="Cadre_5f_Paragraphe">
      <style:paragraph-properties fo:margin-left="1.401cm" fo:margin-right="0cm" fo:margin-top="0cm" fo:margin-bottom="0cm" loext:contextual-spacing="false" fo:text-indent="0cm" style:auto-text-indent="false"/>
      <style:text-properties fo:font-size="11pt" fo:font-weight="bold" style:font-size-asian="10.5pt"/>
    </style:style>
    <style:style style:name="Paragraphe" style:family="paragraph" style:parent-style-name="Standard">
      <style:paragraph-properties fo:margin-left="1.199cm" fo:margin-right="0cm" fo:margin-top="0cm" fo:margin-bottom="0.199cm" loext:contextual-spacing="false" fo:text-align="justify" style:justify-single-word="false" fo:text-indent="0cm" style:auto-text-indent="false" text:number-lines="true" text:line-number="0"/>
      <style:text-properties fo:font-size="10.5pt"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6.251cm" style:type="right" style:leader-style="dotted" style:leader-text="."/>
        </style:tab-stops>
      </style:paragraph-properties>
      <style:text-properties style:font-name="Arial2" fo:font-family="Arial" style:font-style-name="Normal" style:font-family-generic="swiss" style:font-pitch="variable" fo:font-size="14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54cm" style:type="right" style:leader-style="dotted" style:leader-text="."/>
        </style:tab-stops>
      </style:paragraph-properties>
      <style:text-properties fo:font-size="10.5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from-left" style:horizontal-rel="paragraph-content" fo:background-color="transparent" draw:fill="none" draw:fill-color="#99ccff"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Cadre_5f_Note" style:display-name="Cadre_Note" style:family="graphic" style:parent-style-name="Cadre_5f_">
      <style:graphic-properties svg:width="15cm" fo:min-height="2cm" text:anchor-type="paragraph" svg:x="1.199cm" fo:margin-top="0cm" fo:margin-bottom="0.4cm" style:wrap="none" style:horizontal-pos="from-left" style:horizontal-rel="paragraph" draw:fill="bitmap" draw:fill-image-name="Bitmap_20_1" style:repeat="no-repeat" draw:fill-image-ref-point="left" fo:padding="0.049cm" fo:border-left="none" fo:border-right="none" fo:border-top="0.99pt solid #808080" fo:border-bottom="0.99pt solid #808080" style:shadow="none" draw:shadow-opacity="100%">
        <style:background-image xlink:href="Pictures/100002010000002000000020CEFCA8E0A8186EC9.png" xlink:type="simple" xlink:actuate="onLoad" style:position="center left" style:repeat="no-repeat"/>
      </style:graphic-properties>
    </style:style>
    <style:style style:name="Cadre_5f_Conseil" style:display-name="Cadre_Conseil" style:family="graphic" style:parent-style-name="Cadre_5f_">
      <style:graphic-properties svg:width="15cm" fo:min-height="2cm" text:anchor-type="paragraph" svg:x="1.199cm" fo:margin-top="0cm" fo:margin-bottom="0.4cm" style:horizontal-pos="from-left" style:horizontal-rel="paragraph-start-margin" draw:fill="bitmap" draw:fill-image-name="Bitmap_20_2" style:repeat="no-repeat" draw:fill-image-ref-point="left" fo:padding="0.049cm" fo:border-left="none" fo:border-right="none" fo:border-top="0.99pt solid #808080" fo:border-bottom="0.99pt solid #808080" style:shadow="none" draw:shadow-opacity="100%">
        <style:background-image xlink:href="Pictures/100002010000002000000020740625C5F487AF40.png" xlink:type="simple" xlink:actuate="onLoad" style:position="center left" style:repeat="no-repeat"/>
      </style:graphic-properties>
    </style:style>
    <style:style style:name="Cadre_5f_Attention" style:display-name="Cadre_Attention" style:family="graphic" style:parent-style-name="Cadre_5f_">
      <style:graphic-properties svg:width="15cm" fo:min-height="2cm" text:anchor-type="paragraph" svg:x="1.199cm" fo:margin-top="0cm" fo:margin-bottom="0.4cm" style:horizontal-pos="from-left" style:horizontal-rel="paragraph-start-margin" draw:fill="bitmap" draw:fill-image-name="Bitmap_20_3" style:repeat="no-repeat" draw:fill-image-ref-point="left" fo:padding="0.049cm" fo:border-left="none" fo:border-right="none" fo:border-top="0.99pt solid #808080" fo:border-bottom="0.99pt solid #808080" style:shadow="none" draw:shadow-opacity="100%">
        <style:background-image xlink:href="Pictures/1000020100000020000000209AB7A313EC755C6A.png" xlink:type="simple" xlink:actuate="onLoad" style:position="center left" style:repeat="no-repeat"/>
      </style:graphic-properties>
    </style:style>
    <style:style style:name="Cadre_5f_Aide" style:display-name="Cadre_Aide" style:family="graphic" style:parent-style-name="Cadre_5f_">
      <style:graphic-properties svg:width="15cm" fo:min-height="2cm" text:anchor-type="paragraph" draw:fill="bitmap" draw:fill-image-name="Bitmap_20_4" style:repeat="no-repeat" draw:fill-image-ref-point="left" fo:padding="0.049cm" fo:border-left="none" fo:border-right="none" fo:border-top="0.99pt solid #808080" fo:border-bottom="0.99pt solid #808080" style:shadow="none" draw:shadow-opacity="100%">
        <style:background-image xlink:href="Pictures/10000201000000200000002048869A1322DCF4FE.png" xlink:type="simple" xlink:actuate="onLoad" style:position="center left" style:repeat="no-repeat"/>
      </style:graphic-properties>
    </style:style>
    <style:style style:name="Cadre_5f_Alerte" style:display-name="Cadre_Alerte" style:family="graphic" style:parent-style-name="Cadre_5f_">
      <style:graphic-properties svg:width="15cm" fo:min-height="2cm" text:anchor-type="paragraph" svg:y="0cm" style:vertical-pos="top" style:vertical-rel="paragraph-content" draw:fill="bitmap" draw:fill-image-name="Bitmap_20_5" style:repeat="no-repeat" draw:fill-image-ref-point="left" fo:padding="0.049cm" fo:border-left="none" fo:border-right="none" fo:border-top="0.99pt solid #808080" fo:border-bottom="0.99pt solid #808080" style:shadow="none" draw:shadow-opacity="100%">
        <style:background-image xlink:href="Pictures/100002010000002000000020325A78B3916D5905.png" xlink:type="simple" xlink:actuate="onLoad" style:position="center left" style:repeat="no-repeat"/>
      </style:graphic-properties>
    </style:style>
    <style:style style:name="Cadre_5f_" style:display-name="Cadre_" style:family="graphic" style:parent-style-name="Frame">
      <style:graphic-properties svg:width="15cm" fo:min-height="2cm" text:anchor-type="paragraph" svg:x="1.199cm" fo:margin-top="0.199cm" fo:margin-bottom="0.4cm" style:wrap="none"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style:style>
    <style:style style:name="MT2" style:family="text">
      <style:text-properties officeooo:rsid="00125c4f"/>
    </style:style>
    <style:page-layout style:name="Mpm1">
      <style:page-layout-properties fo:page-width="21.001cm" fo:page-height="29.7cm" style:num-format="1" style:print-orientation="portrait" fo:margin-top="1.401cm" fo:margin-bottom="1.15cm" fo:margin-left="2.75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IUT de Bayonne et du Pays Basque<text:tab/><text:tab/>Be<text:span text:style-name="MT1">ñ</text:span>at Dagorret – <text:span text:style-name="MT2">Christophe Marquesuzaà</text:span></text:p>
      </style:header>
      <style:footer>
        <text:p text:style-name="Footer"><text:span text:style-name="MT2">06</text:span> <text:span text:style-name="MT2">fé</text:span>v<text:span text:style-name="MT2">rier</text:span> 201<text:span text:style-name="MT2">7</text:span><text:tab/>version 0.<text:span text:style-name="MT2">4</text:span><text:tab/><text:page-number text:select-page="current">2</text:page-number> / <text:page-count>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4T16:54:46.15</meta:creation-date>
    <dc:date>2017-02-06T13:50:24.392000000</dc:date>
    <meta:editing-duration>P2DT20H36M59S</meta:editing-duration>
    <meta:editing-cycles>954</meta:editing-cycles>
    <meta:generator>LibreOffice/5.1.6.2$Windows_x86 LibreOffice_project/07ac168c60a517dba0f0d7bc7540f5afa45f0909</meta:generator>
    <meta:print-date>2011-11-05T17:27:55.70</meta:print-date>
    <meta:document-statistic meta:table-count="1" meta:image-count="0" meta:object-count="0" meta:page-count="2" meta:paragraph-count="37" meta:word-count="584" meta:character-count="3670" meta:non-whitespace-character-count="3111"/>
  </office:meta>
</office:document-meta>
</file>